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94F77A3F8C5F741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ntarell Extra Bold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antarell Extra Bold" fo:font-size="22pt" style:font-size-asian="22pt" style:font-size-complex="22pt"/>
    </style:style>
    <style:style style:name="P4" style:family="paragraph">
      <style:paragraph-properties fo:text-align="center"/>
      <style:text-properties fo:color="#000000" style:font-name="Cantarell Extra Bold" fo:font-size="48pt" style:font-size-asian="48pt" style:font-size-complex="48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Cantarell Extra Bold" fo:font-size="48pt" style:font-size-asian="48pt" style:font-size-complex="48pt"/>
    </style:style>
    <style:style style:name="P6" style:family="paragraph">
      <style:paragraph-properties fo:text-align="center"/>
      <style:text-properties style:font-name="Cantarell Extra Bold"/>
    </style:style>
    <style:style style:name="P7" style:family="paragraph">
      <loext:graphic-properties draw:fill="none" draw:fill-color="#ffffff"/>
      <style:paragraph-properties fo:text-align="center"/>
      <style:text-properties style:font-name="Cantarell Extra Bold"/>
    </style:style>
    <style:style style:name="P8" style:family="paragraph">
      <loext:graphic-properties draw:fill-color="#ffffff"/>
    </style:style>
    <style:style style:name="T1" style:family="text">
      <style:text-properties style:font-name="Cantarell Extra Bold" fo:font-size="22pt" style:font-size-asian="22pt" style:font-size-complex="22pt"/>
    </style:style>
    <style:style style:name="T2" style:family="text">
      <style:text-properties fo:color="#000000" style:font-name="Cantarell Extra Bold" fo:font-size="48pt" style:font-size-asian="48pt" style:font-size-complex="48pt"/>
    </style:style>
    <style:style style:name="T3" style:family="text">
      <style:text-properties style:font-name="Cantarell Extra 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1" draw:layer="layout" svg:width="27.998cm" svg:height="15.749cm" svg:x="0cm" svg:y="0.062cm">
          <draw:image xlink:href="Pictures/10000000000007800000043894F77A3F8C5F7416.jpg" xlink:type="simple" xlink:show="embed" xlink:actuate="onLoad" loext:mime-type="image/jpeg">
            <text:p/>
          </draw:image>
        </draw:frame>
        <draw:frame draw:style-name="gr2" draw:text-style-name="P3" draw:layer="layout" svg:width="16.6cm" svg:height="3.806cm" svg:x="6cm" svg:y="2cm">
          <draw:text-box>
            <text:p text:style-name="P2"><text:span text:style-name="T1">CS50 Web Programming with Python and JavaScript</text:span></text:p>
            <text:p text:style-name="P2"><text:span text:style-name="T1"/></text:p>
          </draw:text-box>
        </draw:frame>
        <draw:frame draw:style-name="gr3" draw:text-style-name="P5" draw:layer="layout" svg:width="18.2cm" svg:height="4.315cm" svg:x="5.6cm" svg:y="5.2cm">
          <draw:text-box>
            <text:p text:style-name="P4"><text:span text:style-name="T2">PROJECT 1: WIKI</text:span></text:p>
          </draw:text-box>
        </draw:frame>
        <draw:frame draw:style-name="gr4" draw:text-style-name="P7" draw:layer="layout" svg:width="13cm" svg:height="1.013cm" svg:x="8.6cm" svg:y="9.515cm">
          <draw:text-box>
            <text:p text:style-name="P6"><text:span text:style-name="T3">by Davi Nakamura Cardos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5:48:49.099325352</meta:creation-date>
    <dc:date>2020-11-24T16:03:39.354484699</dc:date>
    <meta:editing-duration>PT14M57S</meta:editing-duration>
    <meta:editing-cycles>1</meta:editing-cycles>
    <meta:document-statistic meta:object-count="28"/>
    <meta:generator>LibreOffice/6.4.6.2$Linux_X86_64 LibreOffice_project/40$Build-2</meta:generator>
  </office:meta>
</office:document-meta>
</file>